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10" style:family="table-column">
      <style:table-column-properties fo:break-before="auto" style:column-width="64.01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04.94pt"/>
    </style:style>
    <style:style style:name="co72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112" style:family="table-column">
      <style:table-column-properties fo:break-before="auto" style:column-width="249.05pt"/>
    </style:style>
    <style:style style:name="co113" style:family="table-column">
      <style:table-column-properties fo:break-before="auto" style:column-width="76.14pt"/>
    </style:style>
    <style:style style:name="co114" style:family="table-column">
      <style:table-column-properties fo:break-before="auto" style:column-width="66.9pt"/>
    </style:style>
    <style:style style:name="co115" style:family="table-column">
      <style:table-column-properties fo:break-before="auto" style:column-width="258.35pt"/>
    </style:style>
    <style:style style:name="co116" style:family="table-column">
      <style:table-column-properties fo:break-before="auto" style:column-width="261.41pt"/>
    </style:style>
    <style:style style:name="co117" style:family="table-column">
      <style:table-column-properties fo:break-before="auto" style:column-width="270.14pt"/>
    </style:style>
    <style:style style:name="co118" style:family="table-column">
      <style:table-column-properties fo:break-before="auto" style:column-width="226.94pt"/>
    </style:style>
    <style:style style:name="co119" style:family="table-column">
      <style:table-column-properties fo:break-before="auto" style:column-width="222.29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12" table:default-cell-style-name="ce146"/>
        <table:table-column table:style-name="co113" table:default-cell-style-name="ce146"/>
        <table:table-column table:style-name="co114" table:default-cell-style-name="ce146"/>
        <table:table-column table:style-name="co115" table:default-cell-style-name="ce146"/>
        <table:table-column table:style-name="co5" table:default-cell-style-name="ce146"/>
        <table:table-column table:style-name="co116" table:default-cell-style-name="ce146"/>
        <table:table-column table:style-name="co117" table:default-cell-style-name="ce146"/>
        <table:table-column table:style-name="co118" table:default-cell-style-name="ce171"/>
        <table:table-column table:style-name="co119" table:default-cell-style-name="ce171"/>
        <table:table-column table:style-name="co10" table:number-columns-repeated="1015" table:default-cell-style-name="ce174"/>
        <table:table-row table:style-name="ro1">
          <table:table-cell table:style-name="ce94" office:value-type="string" calcext:value-type="string">
            <text:p>Hero</text:p>
          </table:table-cell>
          <table:table-cell table:style-name="ce153" office:value-type="string" calcext:value-type="string" table:number-columns-spanned="2" table:number-rows-spanned="1">
            <text:p>Position</text:p>
          </table:table-cell>
          <table:covered-table-cell table:style-name="ce153"/>
          <table:table-cell table:style-name="ce15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94"/>
          <table:table-cell table:style-name="ce15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97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5" office:value-type="string" calcext:value-type="string">
            <text:p>npc_dota_hero_juggernaut</text:p>
          </table:table-cell>
          <table:table-cell table:style-name="ce155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5" office:value-type="string" calcext:value-type="string">
            <text:p>npc_dota_hero_elder_titan</text:p>
          </table:table-cell>
          <table:table-cell table:style-name="ce169" office:value-type="string" calcext:value-type="string">
            <text:p>npc_dota_hero_earth_spirit</text:p>
          </table:table-cell>
          <table:table-cell table:style-name="ce16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12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7" office:value-type="string" calcext:value-type="string">
            <text:p><text:s text:c="2"/>npc_dota_hero_ursa</text:p>
          </table:table-cell>
          <table:table-cell table:style-name="ce169" office:value-type="string" calcext:value-type="string">
            <text:p><text:s text:c="2"/>npc_dota_hero_razor</text:p>
          </table:table-cell>
          <table:table-cell table:style-name="ce16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5" office:value-type="string" calcext:value-type="string">
            <text:p>npc_dota_hero_wisp</text:p>
          </table:table-cell>
          <table:table-cell table:style-name="ce169" office:value-type="string" calcext:value-type="string">
            <text:p><text:s text:c="2"/>npc_dota_hero_razor</text:p>
          </table:table-cell>
          <table:table-cell table:style-name="ce172" office:value-type="string" calcext:value-type="string">
            <text:p>npc_dota_hero_venomancer</text:p>
          </table:table-cell>
          <table:table-cell table:style-name="ce17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63" office:value-type="string" calcext:value-type="string">
            <text:p>npc_dota_hero_broodmother</text:p>
          </table:table-cell>
          <table:table-cell table:style-name="ce169" office:value-type="string" calcext:value-type="string">
            <text:p>npc_dota_hero_drow_ranger</text:p>
          </table:table-cell>
          <table:table-cell table:style-name="ce170" office:value-type="string" calcext:value-type="string">
            <text:p>npc_dota_hero_phantom_lancer</text:p>
          </table:table-cell>
          <table:table-cell table:style-name="ce16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17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5" office:value-type="string" calcext:value-type="string">
            <text:p><text:s text:c="2"/>npc_dota_hero_vengefulspirit</text:p>
          </table:table-cell>
          <table:table-cell table:style-name="ce155" office:value-type="string" calcext:value-type="string">
            <text:p>npc_dota_hero_visage</text:p>
          </table:table-cell>
          <table:table-cell table:style-name="ce155" office:value-type="string" calcext:value-type="string">
            <text:p><text:s text:c="2"/>npc_dota_hero_windrunner</text:p>
          </table:table-cell>
          <table:table-cell table:style-name="ce165" office:value-type="string" calcext:value-type="string">
            <text:p>npc_dota_hero_phantom_assassin</text:p>
          </table:table-cell>
          <table:table-cell table:style-name="ce170" office:value-type="string" calcext:value-type="string">
            <text:p>npc_dota_hero_phantom_lancer</text:p>
          </table:table-cell>
          <table:table-cell table:style-name="ce16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npc_dota_hero_skeleton_king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155" office:value-type="string" calcext:value-type="string">
            <text:p><text:s text:c="2"/>npc_dota_hero_vengefulspirit</text:p>
          </table:table-cell>
          <table:table-cell table:style-name="ce155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0" office:value-type="string" calcext:value-type="string">
            <text:p>npc_dota_hero_phantom_lancer</text:p>
          </table:table-cell>
          <table:table-cell table:style-name="ce169" office:value-type="string" calcext:value-type="string">
            <text:p><text:s text:c="2"/>npc_dota_hero_undying</text:p>
          </table:table-cell>
          <table:table-cell table:style-name="ce169" office:value-type="string" calcext:value-type="string">
            <text:p>npc_dota_hero_broodmother</text:p>
          </table:table-cell>
          <table:table-cell table:style-name="ce175" table:number-columns-repeated="1015"/>
        </table:table-row>
        <table:table-row table:style-name="ro2">
          <table:table-cell table:style-name="ce97" office:value-type="string" calcext:value-type="string">
            <text:p>npc_dota_hero_sniper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55" office:value-type="string" calcext:value-type="string">
            <text:p>npc_dota_hero_ogre_magi</text:p>
          </table:table-cell>
          <table:table-cell table:style-name="ce155" office:value-type="string" calcext:value-type="string">
            <text:p>npc_dota_hero_skeleton_king</text:p>
          </table:table-cell>
          <table:table-cell table:style-name="ce155" office:value-type="string" calcext:value-type="string">
            <text:p><text:s text:c="2"/>npc_dota_hero_vengefulspirit</text:p>
          </table:table-cell>
          <table:table-cell table:style-name="ce165" office:value-type="string" calcext:value-type="string">
            <text:p>npc_dota_hero_phantom_assassin</text:p>
          </table:table-cell>
          <table:table-cell table:style-name="ce169" office:value-type="string" calcext:value-type="string">
            <text:p>npc_dota_hero_rattletrap</text:p>
          </table:table-cell>
          <table:table-cell table:style-name="ce169" office:value-type="string" calcext:value-type="string">
            <text:p>npc_dota_hero_centaur</text:p>
          </table:table-cell>
          <table:table-cell table:style-name="ce175" table:number-columns-repeated="1015"/>
        </table:table-row>
        <table:table-row table:style-name="ro1">
          <table:table-cell table:style-name="ce112" office:value-type="string" calcext:value-type="string">
            <text:p>npc_dota_hero_lion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" calcext:value-type="float">
            <text:p>4</text:p>
          </table:table-cell>
          <table:table-cell table:style-name="ce155" office:value-type="string" calcext:value-type="string">
            <text:p>npc_dota_hero_lina</text:p>
          </table:table-cell>
          <table:table-cell table:style-name="ce155" office:value-type="string" calcext:value-type="string">
            <text:p>npc_dota_hero_legion_commander</text:p>
          </table:table-cell>
          <table:table-cell table:style-name="ce155" office:value-type="string" calcext:value-type="string">
            <text:p>npc_dota_hero_juggernaut</text:p>
          </table:table-cell>
          <table:table-cell table:style-name="ce165" office:value-type="string" calcext:value-type="string">
            <text:p><text:s text:c="2"/>npc_dota_hero_vengefulspirit</text:p>
          </table:table-cell>
          <table:table-cell table:style-name="ce169" office:value-type="string" calcext:value-type="string">
            <text:p>npc_dota_hero_centaur</text:p>
          </table:table-cell>
          <table:table-cell table:style-name="ce169" office:value-type="string" calcext:value-type="string">
            <text:p>npc_dota_hero_tidehunter</text:p>
          </table:table-cell>
          <table:table-cell table:style-name="ce175" table:number-columns-repeated="1015"/>
        </table:table-row>
        <table:table-row table:style-name="ro1">
          <table:table-cell table:style-name="ce112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5" office:value-type="string" calcext:value-type="string">
            <text:p>npc_dota_hero_faceless_void</text:p>
          </table:table-cell>
          <table:table-cell table:style-name="ce155" office:value-type="string" calcext:value-type="string">
            <text:p>npc_dota_hero_weaver</text:p>
          </table:table-cell>
          <table:table-cell table:style-name="ce155" office:value-type="string" calcext:value-type="string">
            <text:p>npc_dota_hero_obsidian_destroyer</text:p>
          </table:table-cell>
          <table:table-cell table:style-name="ce165" office:value-type="string" calcext:value-type="string">
            <text:p>npc_dota_hero_sand_king</text:p>
          </table:table-cell>
          <table:table-cell table:style-name="ce167" office:value-type="string" calcext:value-type="string">
            <text:p>npc_dota_hero_weaver</text:p>
          </table:table-cell>
          <table:table-cell table:style-name="ce16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12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5" office:value-type="string" calcext:value-type="string">
            <text:p>npc_dota_hero_vengefulspirit</text:p>
          </table:table-cell>
          <table:table-cell table:style-name="ce155" office:value-type="string" calcext:value-type="string">
            <text:p>npc_dota_hero_wisp</text:p>
          </table:table-cell>
          <table:table-cell table:style-name="ce169" office:value-type="string" calcext:value-type="string">
            <text:p><text:s text:c="2"/>npc_dota_hero_razor</text:p>
          </table:table-cell>
          <table:table-cell table:style-name="ce165" office:value-type="string" calcext:value-type="string">
            <text:p>npc_dota_hero_shredder</text:p>
          </table:table-cell>
          <table:table-cell table:style-name="ce169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18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5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9" office:value-type="string" calcext:value-type="string">
            <text:p>npc_dota_hero_axe</text:p>
          </table:table-cell>
          <table:table-cell table:style-name="ce165" office:value-type="string" calcext:value-type="string">
            <text:p>npc_dota_hero_dragon_knight</text:p>
          </table:table-cell>
          <table:table-cell table:style-name="ce165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5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7" office:value-type="string" calcext:value-type="string">
            <text:p>npc_dota_hero_sven</text:p>
          </table:table-cell>
          <table:table-cell table:style-name="ce165" office:value-type="string" calcext:value-type="string">
            <text:p>npc_dota_hero_medusa</text:p>
          </table:table-cell>
          <table:table-cell table:style-name="ce165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keeper_of_the_light</text:p>
          </table:table-cell>
          <table:table-cell table:style-name="ce155" office:value-type="string" calcext:value-type="string">
            <text:p>npc_dota_hero_dazzle</text:p>
          </table:table-cell>
          <table:table-cell table:style-name="ce164" office:value-type="string" calcext:value-type="string">
            <text:p>npc_dota_hero_lich</text:p>
          </table:table-cell>
          <table:table-cell table:style-name="ce169" office:value-type="string" calcext:value-type="string">
            <text:p>npc_dota_hero_axe</text:p>
          </table:table-cell>
          <table:table-cell table:style-name="ce165" office:value-type="string" calcext:value-type="string">
            <text:p>npc_dota_hero_sand_king</text:p>
          </table:table-cell>
          <table:table-cell table:style-name="ce167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5" office:value-type="string" calcext:value-type="string">
            <text:p>npc_dota_hero_lycan</text:p>
          </table:table-cell>
          <table:table-cell table:style-name="ce164" office:value-type="string" calcext:value-type="string">
            <text:p>npc_dota_hero_abaddon</text:p>
          </table:table-cell>
          <table:table-cell table:style-name="ce169" office:value-type="string" calcext:value-type="string">
            <text:p>npc_dota_hero_antimage</text:p>
          </table:table-cell>
          <table:table-cell table:style-name="ce167" office:value-type="string" calcext:value-type="string">
            <text:p>npc_dota_hero_lycan</text:p>
          </table:table-cell>
          <table:table-cell table:style-name="ce167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29"/>
          <table:table-cell table:style-name="ce140" table:number-columns-repeated="2"/>
          <table:table-cell table:style-name="ce145" table:number-columns-repeated="2"/>
          <table:table-cell table:style-name="ce140"/>
          <table:table-cell table:style-name="ce144"/>
          <table:table-cell table:style-name="ce145"/>
          <table:table-cell table:style-name="ce144"/>
          <table:table-cell table:style-name="ce175" table:number-columns-repeated="1015"/>
        </table:table-row>
        <table:table-row table:style-name="ro1">
          <table:table-cell table:style-name="ce140" table:number-columns-repeated="3"/>
          <table:table-cell table:style-name="ce129" table:number-columns-repeated="2"/>
          <table:table-cell table:style-name="ce140"/>
          <table:table-cell table:style-name="ce144" table:number-columns-repeated="3"/>
          <table:table-cell table:style-name="ce175" table:number-columns-repeated="1015"/>
        </table:table-row>
        <table:table-row table:style-name="ro1">
          <table:table-cell table:style-name="ce144"/>
          <table:table-cell table:style-name="ce140" table:number-columns-repeated="6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0"/>
          <table:table-cell table:style-name="ce154" table:number-columns-repeated="3"/>
          <table:table-cell table:style-name="ce140" table:number-columns-repeated="2"/>
          <table:table-cell table:style-name="ce154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5"/>
          <table:table-cell table:style-name="ce140" table:number-columns-repeated="4"/>
          <table:table-cell table:style-name="ce129"/>
          <table:table-cell table:style-name="ce140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0" table:number-columns-repeated="3"/>
          <table:table-cell table:style-name="ce145" table:number-columns-repeated="3"/>
          <table:table-cell table:style-name="ce129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29"/>
          <table:table-cell table:style-name="ce140" table:number-columns-repeated="2"/>
          <table:table-cell table:style-name="ce145" table:number-columns-repeated="2"/>
          <table:table-cell table:style-name="ce140"/>
          <table:table-cell table:style-name="ce144"/>
          <table:table-cell table:style-name="ce145"/>
          <table:table-cell table:style-name="ce144"/>
          <table:table-cell table:style-name="ce175" table:number-columns-repeated="1015"/>
        </table:table-row>
        <table:table-row table:style-name="ro1">
          <table:table-cell table:style-name="ce140" table:number-columns-repeated="3"/>
          <table:table-cell table:style-name="ce129" table:number-columns-repeated="2"/>
          <table:table-cell table:style-name="ce140"/>
          <table:table-cell table:style-name="ce144" table:number-columns-repeated="3"/>
          <table:table-cell table:style-name="ce175" table:number-columns-repeated="1015"/>
        </table:table-row>
        <table:table-row table:style-name="ro1">
          <table:table-cell table:style-name="ce144"/>
          <table:table-cell table:style-name="ce140" table:number-columns-repeated="6"/>
          <table:table-cell table:style-name="ce144" table:number-columns-repeated="2"/>
          <table:table-cell table:style-name="ce175" table:number-columns-repeated="1015"/>
        </table:table-row>
        <table:table-row table:style-name="ro1">
          <table:table-cell table:style-name="ce140"/>
          <table:table-cell table:style-name="ce154" table:number-columns-repeated="3"/>
          <table:table-cell table:style-name="ce140" table:number-columns-repeated="2"/>
          <table:table-cell table:style-name="ce154"/>
          <table:table-cell table:style-name="ce144" table:number-columns-repeated="2"/>
          <table:table-cell table:style-name="ce17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7"/>
        <table:table-column table:style-name="co82" table:default-cell-style-name="ce107"/>
        <table:table-column table:style-name="co83" table:default-cell-style-name="ce107"/>
        <table:table-column table:style-name="co84" table:default-cell-style-name="ce139"/>
        <table:table-column table:style-name="co85" table:default-cell-style-name="ce139"/>
        <table:table-column table:style-name="co86" table:default-cell-style-name="ce139"/>
        <table:table-column table:style-name="co87" table:default-cell-style-name="ce139"/>
        <table:table-column table:style-name="co88" table:default-cell-style-name="ce107"/>
        <table:table-column table:style-name="co5" table:default-cell-style-name="ce107"/>
        <table:table-column table:style-name="co89" table:default-cell-style-name="ce102"/>
        <table:table-column table:style-name="co88" table:default-cell-style-name="ce107"/>
        <table:table-column table:style-name="co5" table:default-cell-style-name="ce107"/>
        <table:table-column table:style-name="co89" table:default-cell-style-name="ce107"/>
        <table:table-column table:style-name="co90" table:default-cell-style-name="ce126"/>
        <table:table-row table:style-name="ro1">
          <table:table-cell table:style-name="ce91" office:value-type="string" calcext:value-type="string">
            <text:p>Hero</text:p>
          </table:table-cell>
          <table:table-cell table:style-name="ce108" office:value-type="string" calcext:value-type="string" table:number-columns-spanned="3" table:number-rows-spanned="1">
            <text:p>Starting Items</text:p>
          </table:table-cell>
          <table:covered-table-cell table:style-name="ce108"/>
          <table:covered-table-cell table:style-name="ce137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108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8"/>
          <table:covered-table-cell table:style-name="ce152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8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6" office:value-type="string" calcext:value-type="string">
            <text:p>item_glimmer_cape</text:p>
          </table:table-cell>
          <table:table-cell table:style-name="ce96" office:value-type="string" calcext:value-type="string">
            <text:p>item_lotus_orb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3"/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8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/>
          <table:table-cell table:style-name="ce101"/>
          <table:table-cell table:style-name="ce143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98" office:value-type="string" calcext:value-type="string">
            <text:p>item_octarine_core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mjollni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aether_lens</text:p>
          </table:table-cell>
          <table:table-cell table:style-name="ce96" office:value-type="string" calcext:value-type="string">
            <text:p>item_glimmer_cape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force_staff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3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1" office:value-type="string" calcext:value-type="string">
            <text:p>item_wraith_band</text:p>
          </table:table-cell>
          <table:table-cell table:style-name="ce111" office:value-type="string" calcext:value-type="string">
            <text:p>item_branches</text:p>
          </table:table-cell>
          <table:table-cell table:style-name="ce111" office:value-type="string" calcext:value-type="string">
            <text:p>item_tango</text:p>
          </table:table-cell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8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4"/>
          <table:table-cell table:style-name="ce10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34" office:value-type="string" calcext:value-type="string">
            <text:p>npc_dota_hero_drow_rang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8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2" office:value-type="string" calcext:value-type="string">
            <text:p>item_boots_of_elves</text:p>
          </table:table-cell>
          <table:table-cell table:style-name="ce102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8" office:value-type="string" calcext:value-type="string">
            <text:p>item_mjollnir</text:p>
          </table:table-cell>
          <table:table-cell table:style-name="ce98"/>
        </table:table-row>
        <table:table-row table:style-name="ro1">
          <table:table-cell table:style-name="ce98" office:value-type="string" calcext:value-type="string">
            <text:p><text:s text:c="2"/>npc_dota_hero_razo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01"/>
          <table:table-cell table:style-name="ce143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8" office:value-type="string" calcext:value-type="string">
            <text:p>item_heart</text:p>
          </table:table-cell>
          <table:table-cell table:style-name="ce98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3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8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3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5" office:value-type="string" calcext:value-type="string">
            <text:p>item_cyclone</text:p>
          </table:table-cell>
        </table:table-row>
        <table:table-row table:style-name="ro2">
          <table:table-cell table:style-name="ce99" office:value-type="string" calcext:value-type="string">
            <text:p><text:s/>npc_dota_hero_phantom_assass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light_stone</text:p>
          </table:table-cell>
          <table:table-cell table:style-name="ce10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chaos_knigh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0" office:value-type="string" calcext:value-type="string">
            <text:p>npc_dota_hero_phantom_l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warlo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2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1"/>
          <table:table-cell table:number-columns-repeated="2"/>
          <table:table-cell table:style-name="ce105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2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119"/>
        <table:table-column table:style-name="co92" table:default-cell-style-name="ce119"/>
        <table:table-column table:style-name="co93" table:default-cell-style-name="ce119"/>
        <table:table-column table:style-name="co94" table:default-cell-style-name="ce119"/>
        <table:table-column table:style-name="co95" table:default-cell-style-name="ce119"/>
        <table:table-column table:style-name="co96" table:default-cell-style-name="ce119"/>
        <table:table-column table:style-name="co97" table:default-cell-style-name="ce119"/>
        <table:table-column table:style-name="co94" table:default-cell-style-name="ce119"/>
        <table:table-column table:style-name="co93" table:default-cell-style-name="ce119"/>
        <table:table-column table:style-name="co98" table:default-cell-style-name="ce119"/>
        <table:table-column table:style-name="co99" table:default-cell-style-name="ce119"/>
        <table:table-column table:style-name="co100" table:default-cell-style-name="ce119"/>
        <table:table-column table:style-name="co101" table:default-cell-style-name="ce119"/>
        <table:table-column table:style-name="co102" table:default-cell-style-name="ce119"/>
        <table:table-column table:style-name="co93" table:default-cell-style-name="ce119"/>
        <table:table-column table:style-name="co103" table:default-cell-style-name="ce119"/>
        <table:table-column table:style-name="co104" table:default-cell-style-name="ce119"/>
        <table:table-column table:style-name="co105" table:default-cell-style-name="ce162"/>
        <table:table-column table:style-name="co106" table:default-cell-style-name="ce162"/>
        <table:table-column table:style-name="co107" table:default-cell-style-name="ce119"/>
        <table:table-column table:style-name="co99" table:default-cell-style-name="ce116"/>
        <table:table-column table:style-name="co108" table:default-cell-style-name="ce119"/>
        <table:table-column table:style-name="co109" table:default-cell-style-name="ce119"/>
        <table:table-column table:style-name="co110" table:default-cell-style-name="ce119"/>
        <table:table-column table:style-name="co10" table:default-cell-style-name="ce119"/>
        <table:table-column table:style-name="co10" table:number-columns-repeated="999" table:default-cell-style-name="ce150"/>
        <table:table-row table:style-name="ro1">
          <table:table-cell table:style-name="ce103" office:value-type="string" calcext:value-type="string">
            <text:p>Skill Name</text:p>
          </table:table-cell>
          <table:table-cell table:style-name="ce120" office:value-type="string" calcext:value-type="string" table:number-columns-spanned="2" table:number-rows-spanned="1">
            <text:p>Any Mode</text:p>
          </table:table-cell>
          <table:covered-table-cell table:style-name="ce120"/>
          <table:table-cell table:style-name="ce120" office:value-type="string" calcext:value-type="string" table:number-columns-spanned="2" table:number-rows-spanned="1">
            <text:p>Team Fight</text:p>
          </table:table-cell>
          <table:covered-table-cell table:style-name="ce120"/>
          <table:table-cell table:style-name="ce160" office:value-type="string" calcext:value-type="string" table:number-columns-spanned="2" table:number-rows-spanned="1">
            <text:p>BOT_MODE_ROA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TEAM_ROA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PUSH_TOWER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ATTACK</text:p>
          </table:table-cell>
          <table:covered-table-cell table:style-name="ce160"/>
          <table:table-cell table:style-name="ce120" office:value-type="string" calcext:value-type="string" table:number-columns-spanned="2" table:number-rows-spanned="1">
            <text:p>BOT_MODE_LANING</text:p>
          </table:table-cell>
          <table:covered-table-cell table:style-name="ce120"/>
          <table:table-cell table:style-name="ce120" office:value-type="string" calcext:value-type="string" table:number-columns-spanned="2" table:number-rows-spanned="1">
            <text:p>BOT_MODE_ROSHAN </text:p>
          </table:table-cell>
          <table:covered-table-cell table:style-name="ce120"/>
          <table:table-cell table:style-name="ce160" office:value-type="string" calcext:value-type="string" table:number-columns-spanned="2" table:number-rows-spanned="1">
            <text:p>BOT_MODE_FARM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DEFEND_TOWER</text:p>
          </table:table-cell>
          <table:covered-table-cell table:style-name="ce173"/>
          <table:table-cell table:style-name="ce160" office:value-type="string" calcext:value-type="string" table:number-columns-spanned="2" table:number-rows-spanned="1">
            <text:p>BOT_MODE_RETREAT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DEFEND_ALLY</text:p>
          </table:table-cell>
          <table:covered-table-cell table:style-name="ce160"/>
          <table:table-cell table:number-columns-repeated="999"/>
        </table:table-row>
        <table:table-row table:style-name="ro1">
          <table:table-cell table:style-name="ce104" office:value-type="string" calcext:value-type="string">
            <text:p>crystal_maiden_crystal_nova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three_and_more_enemy_heroes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8" office:value-type="float" office:value="90" calcext:value-type="float">
            <text:p>9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crystal_maiden_frostbite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crystal_maiden_freezing_field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_aoe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5" table:number-columns-repeated="2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frost_arrows </text:p>
          </table:table-cell>
          <table:table-cell table:style-name="ce116" office:value-type="string" calcext:value-type="string">
            <text:p>toggle_on_attack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8"/>
          <table:table-cell table:style-name="ce125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wave_of_silence 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4"/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drow_ranger_trueshot </text:p>
          </table:table-cell>
          <table:table-cell table:style-name="ce116" table:number-columns-repeated="2"/>
          <table:table-cell table:style-name="ce116" office:value-type="string" calcext:value-type="string">
            <text:p>three_and_more_ally_creeps_aoe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31" office:value-type="string" calcext:value-type="string">
            <text:p>three_and_more_ally_creeps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three_and_more_ally_creeps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blade_fury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_aoe</text:p>
          </table:table-cell>
          <table:table-cell table:style-name="ce116" office:value-type="float" office:value="90" calcext:value-type="float">
            <text:p>9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aoe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enemy_creeps_aoe</text:p>
          </table:table-cell>
          <table:table-cell table:style-name="ce124" office:value-type="float" office:value="80" calcext:value-type="float">
            <text:p>80</text:p>
          </table:table-cell>
          <table:table-cell table:style-name="ce124" office:value-type="string" calcext:value-type="string">
            <text:p>three_and_more_enemy_creeps_aoe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healing_ward 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table:number-columns-repeated="2"/>
          <table:table-cell table:style-name="ce131" office:value-type="string" calcext:value-type="string">
            <text:p>low_hp_ally_hero</text:p>
          </table:table-cell>
          <table:table-cell table:style-name="ce131" table:number-columns-repeated="5"/>
          <table:table-cell table:style-name="ce124" table:number-columns-repeated="4"/>
          <table:table-cell table:style-name="ce159" table:number-columns-repeated="2"/>
          <table:table-cell table:style-name="ce124" table:number-columns-repeated="4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juggernaut_omni_slash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ether_shock 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voodoo 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4"/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shackles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30" calcext:value-type="float">
            <text:p>3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49" table:number-columns-repeated="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5"/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hadow_shaman_mass_serpent_ward 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table:number-columns-repeated="4"/>
          <table:table-cell table:style-name="ce131" office:value-type="string" calcext:value-type="string">
            <text:p>attacked_enemy_building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table:number-columns-repeated="2"/>
          <table:table-cell table:style-name="ce124" table:number-columns-repeated="4"/>
          <table:table-cell table:style-name="ce159" table:number-columns-repeated="2"/>
          <table:table-cell table:style-name="ce124"/>
          <table:table-cell table:style-name="ce128" office:value-type="float" office:value="90" calcext:value-type="float">
            <text:p>9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ursa_earthshock 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aoe</text:p>
          </table:table-cell>
          <table:table-cell table:style-name="ce116" office:value-type="float" office:value="90" calcext:value-type="float">
            <text:p>9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ao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/>
          <table:table-cell table:style-name="ce159" table:number-columns-repeated="2"/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4" office:value-type="float" office:value="60" calcext:value-type="float">
            <text:p>60</text:p>
          </table:table-cell>
          <table:table-cell table:style-name="ce128" office:value-type="string" calcext:value-type="string">
            <text:p>use_on_attack_enemy_hero_aoe</text:p>
          </table:table-cell>
          <table:table-cell table:style-name="ce12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ursa_overpower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ursa_enrage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skeleton_king_hellfire_blas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niper_shrapnel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office:value-type="string" calcext:value-type="string">
            <text:p>three_and_more_creeps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30" calcext:value-type="float">
            <text:p>3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8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three_and_more_creeps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sniper_assassinat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8"/>
          <table:table-cell table:style-name="ce124" table:number-columns-repeated="4"/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lion_impal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80" calcext:value-type="float">
            <text:p>8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ion_voodoo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ion_mana_drain</text:p>
          </table:table-cell>
          <table:table-cell table:style-name="ce116" table:number-columns-repeated="4"/>
          <table:table-cell table:style-name="ce131" table:number-columns-repeated="4"/>
          <table:table-cell table:style-name="ce132" table:number-columns-repeated="2"/>
          <table:table-cell table:style-name="ce131" office:value-type="string" calcext:value-type="string">
            <text:p>use_on_attack_enemy_with_mana_when_low_mp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office:value-type="string" calcext:value-type="string">
            <text:p>use_on_attack_enemy_with_mana_when_low_m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use_on_attack_enemy_with_mana_when_low_mp</text:p>
          </table:table-cell>
          <table:table-cell table:style-name="ce124" office:value-type="float" office:value="70" calcext:value-type="float">
            <text:p>70</text:p>
          </table:table-cell>
          <table:table-cell table:style-name="ce159" office:value-type="string" calcext:value-type="string">
            <text:p>use_on_attack_enemy_with_mana_when_low_mp</text:p>
          </table:table-cell>
          <table:table-cell table:style-name="ce159" office:value-type="float" office:value="70" calcext:value-type="float">
            <text:p>70</text:p>
          </table:table-cell>
          <table:table-cell table:style-name="ce124"/>
          <table:table-cell table:style-name="ce128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10" office:value-type="string" calcext:value-type="string">
            <text:p>lion_finger_of_death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sven_storm_bol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sven_warcry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sven_gods_strength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lich_frost_nova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ich_frost_armor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ich_dark_ritual</text:p>
          </table:table-cell>
          <table:table-cell table:style-name="ce116" office:value-type="string" calcext:value-type="string">
            <text:p>low_hp_ally_creep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table:number-columns-repeated="2"/>
          <table:table-cell table:style-name="ce131" table:number-columns-repeated="8"/>
          <table:table-cell table:style-name="ce124" table:number-columns-repeated="4"/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10" office:value-type="string" calcext:value-type="string">
            <text:p>lich_chain_frost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/>
          <table:table-cell table:style-name="ce132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3"/>
          <table:table-cell table:style-name="ce128"/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phantom_assassin_stifling_dagger 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phantom_assassin_phantom_strike 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9" office:value-type="string" calcext:value-type="string">
            <text:p>chaos_knight_chaos_bolt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chaos_knight_reality_rift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chaos_knight_phantasm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melee</text:p>
          </table:table-cell>
          <table:table-cell table:style-name="ce116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melee</text:p>
          </table:table-cell>
          <table:table-cell table:style-name="ce132" office:value-type="float" office:value="50" calcext:value-type="float">
            <text:p>5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spirit_lance</text:p>
          </table:table-cell>
          <table:table-cell table:style-name="ce116" office:value-type="string" calcext:value-type="string">
            <text:p>min_hp_enemy_hero_to_kill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doppelwalk</text:p>
          </table:table-cell>
          <table:table-cell table:style-name="ce116" table:number-columns-repeated="2"/>
          <table:table-cell table:style-name="ce115" office:value-type="string" calcext:value-type="string">
            <text:p>use_on_attack_enemy_hero_ranged</text:p>
          </table:table-cell>
          <table:table-cell table:style-name="ce116" office:value-type="float" office:value="80" calcext:value-type="float">
            <text:p>8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table:number-columns-repeated="2"/>
          <table:table-cell table:style-name="ce132" office:value-type="string" calcext:value-type="string">
            <text:p>use_on_attack_enemy_hero_ranged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2"/>
          <table:table-cell table:style-name="ce124" office:value-type="string" calcext:value-type="string">
            <text:p>use_on_attack_enemy_creep_melee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4" table:number-columns-repeated="6"/>
          <table:table-cell table:number-columns-repeated="999"/>
        </table:table-row>
        <table:table-row table:style-name="ro1">
          <table:table-cell table:style-name="ce106" office:value-type="string" calcext:value-type="string">
            <text:p>phantom_lancer_phantom_edge</text:p>
          </table:table-cell>
          <table:table-cell table:style-name="ce116" office:value-type="string" calcext:value-type="string">
            <text:p>toggle_on_attack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table:number-columns-repeated="2"/>
          <table:table-cell table:style-name="ce131" table:number-columns-repeated="4"/>
          <table:table-cell table:style-name="ce149" table:number-columns-repeated="2"/>
          <table:table-cell table:style-name="ce131" table:number-columns-repeated="2"/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90" calcext:value-type="float">
            <text:p>90</text:p>
          </table:table-cell>
          <table:table-cell table:style-name="ce159" table:number-columns-repeated="2"/>
          <table:table-cell table:style-name="ce128"/>
          <table:table-cell table:style-name="ce125"/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fatal_bonds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table:number-columns-repeated="4"/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shadow_word</text:p>
          </table:table-cell>
          <table:table-cell table:style-name="ce116" table:number-columns-repeated="2"/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75" calcext:value-type="float">
            <text:p>75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2"/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string" calcext:value-type="string">
            <text:p>attacked_enemy_creep</text:p>
          </table:table-cell>
          <table:table-cell table:style-name="ce124" office:value-type="float" office:value="60" calcext:value-type="float">
            <text:p>60</text:p>
          </table:table-cell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5" calcext:value-type="float">
            <text:p>75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90" calcext:value-type="float">
            <text:p>90</text:p>
          </table:table-cell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upheaval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60" calcext:value-type="float">
            <text:p>60</text:p>
          </table:table-cell>
          <table:table-cell table:style-name="ce131" office:value-type="string" calcext:value-type="string">
            <text:p>three_and_more_enemy_heroes</text:p>
          </table:table-cell>
          <table:table-cell table:style-name="ce132" office:value-type="float" office:value="50" calcext:value-type="float">
            <text:p>5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40" calcext:value-type="float">
            <text:p>40</text:p>
          </table:table-cell>
          <table:table-cell table:style-name="ce124" table:number-columns-repeated="6"/>
          <table:table-cell table:style-name="ce124" office:value-type="string" calcext:value-type="string">
            <text:p>three_and_more_enemy_heroes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6" office:value-type="string" calcext:value-type="string">
            <text:p>warlock_rain_of_chaos</text:p>
          </table:table-cell>
          <table:table-cell table:style-name="ce116" table:number-columns-repeated="2"/>
          <table:table-cell table:style-name="ce116" office:value-type="string" calcext:value-type="string">
            <text:p>three_and_more_enemy_heroes</text:p>
          </table:table-cell>
          <table:table-cell table:style-name="ce116" office:value-type="float" office:value="90" calcext:value-type="float">
            <text:p>90</text:p>
          </table:table-cell>
          <table:table-cell table:style-name="ce131"/>
          <table:table-cell table:style-name="ce132"/>
          <table:table-cell table:style-name="ce131"/>
          <table:table-cell table:style-name="ce132"/>
          <table:table-cell table:style-name="ce131" office:value-type="string" calcext:value-type="string">
            <text:p>three_and_more_enemy_heroes</text:p>
          </table:table-cell>
          <table:table-cell table:style-name="ce132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20" calcext:value-type="float">
            <text:p>20</text:p>
          </table:table-cell>
          <table:table-cell table:style-name="ce124" table:number-columns-repeated="6"/>
          <table:table-cell table:style-name="ce124" office:value-type="string" calcext:value-type="string">
            <text:p>three_and_more_enemy_heroes</text:p>
          </table:table-cell>
          <table:table-cell table:style-name="ce128" office:value-type="float" office:value="90" calcext:value-type="float">
            <text:p>90</text:p>
          </table:table-cell>
          <table:table-cell table:style-name="ce124" table:number-columns-repeated="4"/>
          <table:table-cell table:number-columns-repeated="999"/>
        </table:table-row>
        <table:table-row table:style-name="ro1">
          <table:table-cell table:style-name="ce109" office:value-type="string" calcext:value-type="string">
            <text:p>item_glimmer_cape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item_rod_of_atos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sheepstick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09" office:value-type="string" calcext:value-type="string">
            <text:p>item_lotus_orb</text:p>
          </table:table-cell>
          <table:table-cell table:style-name="ce116" office:value-type="string" calcext:value-type="string">
            <text:p>low_hp_self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low_hp_ally_hero</text:p>
          </table:table-cell>
          <table:table-cell table:style-name="ce116" office:value-type="float" office:value="70" calcext:value-type="float">
            <text:p>7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24" table:number-columns-repeated="2"/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office:value-type="string" calcext:value-type="string">
            <text:p>low_hp_self</text:p>
          </table:table-cell>
          <table:table-cell table:style-name="ce124" office:value-type="float" office:value="20" calcext:value-type="float">
            <text:p>20</text:p>
          </table:table-cell>
          <table:table-cell table:style-name="ce128" office:value-type="string" calcext:value-type="string">
            <text:p>low_hp_ally_her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number-columns-repeated="2"/>
          <table:table-cell table:style-name="ce124" office:value-type="string" calcext:value-type="string">
            <text:p>low_hp_ally_hero</text:p>
          </table:table-cell>
          <table:table-cell table:style-name="ce12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item_cyclone</text:p>
          </table:table-cell>
          <table:table-cell table:style-name="ce116" office:value-type="string" calcext:value-type="string">
            <text:p>channeling_enemy_hero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ttacked_enemy_hero</text:p>
          </table:table-cell>
          <table:table-cell table:style-name="ce116" office:value-type="float" office:value="80" calcext:value-type="float">
            <text:p>8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31" office:value-type="string" calcext:value-type="string">
            <text:p>attacked_enemy_hero</text:p>
          </table:table-cell>
          <table:table-cell table:style-name="ce132" office:value-type="float" office:value="70" calcext:value-type="float">
            <text:p>70</text:p>
          </table:table-cell>
          <table:table-cell table:style-name="ce124" table:number-columns-repeated="4"/>
          <table:table-cell table:style-name="ce159" table:number-columns-repeated="2"/>
          <table:table-cell table:style-name="ce124" office:value-type="string" calcext:value-type="string">
            <text:p>attacked_enemy_hero</text:p>
          </table:table-cell>
          <table:table-cell table:style-name="ce128" office:value-type="float" office:value="70" calcext:value-type="float">
            <text:p>70</text:p>
          </table:table-cell>
          <table:table-cell table:style-name="ce124" office:value-type="string" calcext:value-type="string">
            <text:p>last_attacked_enemy_hero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office:value-type="string" calcext:value-type="string">
            <text:p>attacked_enemy_hero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16" table:number-columns-repeated="17"/>
          <table:table-cell table:style-name="ce166" table:number-columns-repeated="2"/>
          <table:table-cell table:style-name="ce116"/>
          <table:table-cell/>
          <table:table-cell table:style-name="ce116" table:number-columns-repeated="4"/>
          <table:table-cell table:style-name="ce151"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10" table:number-columns-repeated="1008" table:default-cell-style-name="ce193"/>
        <table:table-row table:style-name="ro1">
          <table:table-cell table:style-name="ce189" office:value-type="string" calcext:value-type="string">
            <text:p>Algorithm</text:p>
          </table:table-cell>
          <table:table-cell table:style-name="ce195" office:value-type="string" calcext:value-type="string" table:number-columns-spanned="2" table:number-rows-spanned="1">
            <text:p>Push TOP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MID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BOT desire</text:p>
          </table:table-cell>
          <table:covered-table-cell table:style-name="ce189"/>
          <table:table-cell table:style-name="ce189" office:value-type="string" calcext:value-type="string">
            <text:p>Roam desire</text:p>
          </table:table-cell>
          <table:table-cell table:style-name="ce189" office:value-type="string" calcext:value-type="string">
            <text:p>Roshan desire</text:p>
          </table:table-cell>
          <table:table-cell table:style-name="ce189" office:value-type="string" calcext:value-type="string">
            <text:p>Defend TOP desire</text:p>
          </table:table-cell>
          <table:table-cell table:style-name="ce189" office:value-type="string" calcext:value-type="string">
            <text:p>Defend MID desire</text:p>
          </table:table-cell>
          <table:table-cell table:style-name="ce189" office:value-type="string" calcext:value-type="string">
            <text:p>Defend BOT desire</text:p>
          </table:table-cell>
          <table:table-cell table:style-name="ce194" table:number-columns-repeated="1008"/>
        </table:table-row>
        <table:table-row table:style-name="ro1">
          <table:table-cell table:style-name="ce130" office:value-type="string" calcext:value-type="string">
            <text:p>ally_mega_creeps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ally_has_aegis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ally_has_cheese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ax_kills_enemy_hero_alive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max_kills_ally_hero_alive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time_is_more_5_minutes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30" calcext:value-type="float">
            <text:p>-3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alive_then_enemy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top</text:p>
          </table:table-cell>
          <table:table-cell table:style-name="ce168" office:value-type="float" office:value="30" calcext:value-type="float">
            <text:p>30</text:p>
          </table:table-cell>
          <table:table-cell table:number-columns-repeated="5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mid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no_enemy_heroes_on_bot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top_then_enemy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mid_then_enemy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more_ally_heroes_on_bot_then_enemy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-20" calcext:value-type="float">
            <text:p>-2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is_night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number-columns-repeated="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10" table:number-columns-repeated="1008" table:default-cell-style-name="ce193"/>
        <table:table-row table:style-name="ro1">
          <table:table-cell table:style-name="ce189" office:value-type="string" calcext:value-type="string">
            <text:p>Algorithm</text:p>
          </table:table-cell>
          <table:table-cell table:style-name="ce195" office:value-type="string" calcext:value-type="string" table:number-columns-spanned="2" table:number-rows-spanned="1">
            <text:p>Push TOP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MID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Push BOT desire</text:p>
          </table:table-cell>
          <table:covered-table-cell table:style-name="ce189"/>
          <table:table-cell table:style-name="ce195" office:value-type="string" calcext:value-type="string" table:number-columns-spanned="2" table:number-rows-spanned="1">
            <text:p>Retreat desire</text:p>
          </table:table-cell>
          <table:covered-table-cell table:style-name="ce189"/>
          <table:table-cell table:style-name="ce189" office:value-type="string" calcext:value-type="string">
            <text:p>Roam desire</text:p>
          </table:table-cell>
          <table:table-cell table:style-name="ce189" office:value-type="string" calcext:value-type="string">
            <text:p>Roshan desire</text:p>
          </table:table-cell>
          <table:table-cell table:style-name="ce189" office:value-type="string" calcext:value-type="string">
            <text:p>Defend TOP desire</text:p>
          </table:table-cell>
          <table:table-cell table:style-name="ce189" office:value-type="string" calcext:value-type="string">
            <text:p>Defend MID desire</text:p>
          </table:table-cell>
          <table:table-cell table:style-name="ce189" office:value-type="string" calcext:value-type="string">
            <text:p>Defend BOT desire</text:p>
          </table:table-cell>
          <table:table-cell table:style-name="ce194" table:number-columns-repeated="1008"/>
        </table:table-row>
        <table:table-row table:style-name="ro1">
          <table:table-cell table:style-name="ce130" office:value-type="string" calcext:value-type="string">
            <text:p>has_low_hp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player_on_top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player_on_mid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player_on_bot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has_tp_scroll_or_travel_boots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-5" calcext:value-type="float">
            <text:p>-5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has_buyback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5" calcext:value-type="float">
            <text:p>-5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more_enemy_heroes_around_then_ally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-10" calcext:value-type="float">
            <text:p>-10</text:p>
          </table:table-cell>
          <table:table-cell table:style-name="ce168" office:value-type="float" office:value="0" calcext:value-type="float">
            <text:p>0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>
          <table:table-cell table:style-name="ce130" office:value-type="string" calcext:value-type="string">
            <text:p>is_shrine_healing_and_no_enemy</text:p>
          </table:table-cell>
          <table:table-cell table:number-columns-repeated="6" table:style-name="ce168" office:value-type="float" office:value="0" calcext:value-type="float">
            <text:p>0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0" calcext:value-type="float">
            <text:p>0</text:p>
          </table:table-cell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6">
          <table:table-cell table:style-name="ce130"/>
          <table:table-cell table:style-name="ce168" table:number-columns-repeated="6"/>
          <table:table-cell table:style-name="ce161" table:number-columns-repeated="2"/>
          <table:table-cell table:style-name="ce168"/>
          <table:table-cell table:style-name="ce161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1:33:50.500108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3T21:33:57.052245799</dc:date>
    <meta:editing-duration>P1DT10H12M39S</meta:editing-duration>
    <meta:editing-cycles>1595</meta:editing-cycles>
    <meta:document-statistic meta:table-count="9" meta:cell-count="2473" meta:object-count="0"/>
  </office:meta>
</office:document-meta>
</file>